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A3000001F8CAACCCC76E70CBB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68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8pt" style:font-size-asian="18pt" style:font-size-complex="18pt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238cm" svg:height="8.708cm" svg:x="4.368cm" svg:y="3.9cm">
          <draw:image xlink:href="Pictures/10000201000001A3000001F8CAACCCC76E70CBB4.png" xlink:type="simple" xlink:show="embed" xlink:actuate="onLoad">
            <text:p/>
          </draw:image>
        </draw:frame>
        <draw:frame draw:style-name="gr2" draw:text-style-name="P2" draw:layer="layout" svg:width="5.988cm" svg:height="1.938cm" draw:transform="rotate (-0.603534855339639) translate (3.9cm 11.261cm)">
          <draw:text-box>
            <text:p><text:span text:style-name="T1"><text:s text:c="2"/></text:span><text:span text:style-name="T1">1 <text:s/>2 <text:s/>3 <text:s text:c="4"/>4 <text:s/>5 <text:s/>6</text:span></text:p>
          </draw:text-box>
        </draw:frame>
        <draw:frame draw:style-name="gr1" draw:text-style-name="P1" draw:layer="layout" svg:width="7.238cm" svg:height="8.708cm" svg:x="6.462cm" svg:y="5.388cm">
          <draw:image xlink:href="Pictures/10000201000001A3000001F8CAACCCC76E70CBB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30T19:27:03.562615234</meta:creation-date>
    <dc:date>2019-08-30T19:30:33.234473547</dc:date>
    <meta:editing-duration>PT3M30S</meta:editing-duration>
    <meta:editing-cycles>1</meta:editing-cycles>
    <meta:generator>LibreOffice/6.0.7.3$Linux_X86_64 LibreOffice_project/00m0$Build-3</meta:generator>
    <meta:document-statistic meta:object-count="3"/>
  </office:meta>
</office:document-meta>
</file>